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8.01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162.11pt"/>
    </style:style>
    <style:style style:name="co17" style:family="table-column">
      <style:table-column-properties fo:break-before="auto" style:column-width="53.26pt"/>
    </style:style>
    <style:style style:name="co18" style:family="table-column">
      <style:table-column-properties fo:break-before="auto" style:column-width="41.41pt"/>
    </style:style>
    <style:style style:name="co19" style:family="table-column">
      <style:table-column-properties fo:break-before="auto" style:column-width="34.89pt"/>
    </style:style>
    <style:style style:name="co20" style:family="table-column">
      <style:table-column-properties fo:break-before="auto" style:column-width="32.51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99.89pt"/>
    </style:style>
    <style:style style:name="co36" style:family="table-column">
      <style:table-column-properties fo:break-before="auto" style:column-width="69pt"/>
    </style:style>
    <style:style style:name="co37" style:family="table-column">
      <style:table-column-properties fo:break-before="auto" style:column-width="54.4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92.61pt"/>
    </style:style>
    <style:style style:name="co40" style:family="table-column">
      <style:table-column-properties fo:break-before="auto" style:column-width="39pt"/>
    </style:style>
    <style:style style:name="co41" style:family="table-column">
      <style:table-column-properties fo:break-before="auto" style:column-width="13.8pt"/>
    </style:style>
    <style:style style:name="co42" style:family="table-column">
      <style:table-column-properties fo:break-before="auto" style:column-width="63.35pt"/>
    </style:style>
    <style:style style:name="co43" style:family="table-column">
      <style:table-column-properties fo:break-before="auto" style:column-width="131.61pt"/>
    </style:style>
    <style:style style:name="co44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2.6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203" style:family="table-cell" style:parent-style-name="Default">
      <style:table-cell-properties fo:background-color="#eeeeee" fo:wrap-option="wrap" fo:padding-bottom="0.99pt" fo:padding-left="3pt" fo:padding-right="3pt" fo:padding-top="0.99pt" style:vertical-align="to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Mono;Courier New;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1"/>
        <table:table-column table:style-name="co9" table:default-cell-style-name="ce46"/>
        <table:table-column table:style-name="co10" table:default-cell-style-name="Default"/>
        <table:table-column table:style-name="co10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2" office:value-type="string" calcext:value-type="string">
            <text:p>junk1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4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_unknow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player_name</text:p>
          </table:table-cell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/>
          <table:table-cell table:style-name="ce189" office:value-type="string" calcext:value-type="string">
            <text:p>5 * 4-byt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/>
          <table:table-cell table:style-name="ce189"/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5"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header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1</text:p>
          </table:table-cell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<text:span text:style-name="T1">SCENARIO</text:span>.info2</text:p>
          </table:table-cell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image i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 office:value-type="string" calcext:value-type="string">
            <text:p>junk2 <text:s text:c="22"/>a</text:p>
          </table:table-cell>
          <table:table-cell table:style-name="ce181"/>
          <table:table-cell table:style-name="ce190" office:value-type="string" calcext:value-type="string">
            <text:p><text:span text:style-name="T6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3">SCENARIO</text:span>.win_criteria</text:p>
          </table:table-cell>
          <table:table-cell table:style-name="ce183"/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junk3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 office:value-type="string" calcext:value-type="string">
            <text:p>city_entry_exit_xy</text:p>
          </table:table-cell>
          <table:table-cell table:style-name="ce183"/>
          <table:table-cell table:style-name="ce192"/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 office:value-type="string" calcext:value-type="string">
            <text:p>junk4 <text:s text:c="22"/>a</text:p>
          </table:table-cell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 office:value-type="string" calcext:value-type="string">
            <text:p><text:s text:c="28"/>e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 office:value-type="string" calcext:value-type="string">
            <text:p><text:s text:c="28"/>f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6" calcext:value-type="float">
            <text:p>1656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g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h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 office:value-type="string" calcext:value-type="string">
            <text:p><text:span text:style-name="T3">SCENARIO</text:span>.herds</text:p>
          </table:table-cell>
          <table:table-cell table:style-name="ce183"/>
          <table:table-cell table:style-name="ce192" office:value-type="string" calcext:value-type="string">
            <text:p>16 * 2-byte</text:p>
          </table:table-cell>
          <table:table-cell table:style-name="ce201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 office:value-type="string" calcext:value-type="string">
            <text:p><text:span text:style-name="T4">SCENARIO</text:span>.allowed_builds</text:p>
          </table:table-cell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 office:value-type="string" calcext:value-type="string">
            <text:p>junk5</text:p>
          </table:table-cell>
          <table:table-cell table:style-name="ce181"/>
          <table:table-cell table:style-name="ce190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<text:span text:style-name="T3">SCENARIO</text:span>.monuments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 office:value-type="string" calcext:value-type="string">
            <text:p>junk6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 office:value-type="string" calcext:value-type="string">
            <text:p>population_messages</text:p>
          </table:table-cell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counts</text:p>
          </table:table-cell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delays</text:p>
          </table:table-cell>
          <table:table-cell table:style-name="ce180"/>
          <table:table-cell table:style-name="ce189"/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map</text:span>_settings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</text:span>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5">.map_name</text:span>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6">1-byte </text:span><text:span text:style-name="T7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events_ph</text:span>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203" office:value-type="string" calcext:value-type="string">
            <text:p><text:span text:style-name="T8">??? (full of 00)</text:span><text:span text:style-name="T6"> </text:span>(*EXPANDED files onl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<text:span text:style-name="T6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6">40 * </text:span>32-byte</text:p>
          </table:table-cell>
          <table:table-cell table:style-name="ce45" office:value-type="string" calcext:value-type="string">
            <text:p>??? (coordinat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2" office:value-type="string" calcext:value-type="string">
            <text:p><text:span text:style-name="T6">200 * </text:span>98-byte</text:p>
          </table:table-cell>
          <table:table-cell table:style-name="ce201" office:value-type="string" calcext:value-type="string">
            <text:p>Empire map objec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6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6">1-byte </text:span><text:span text:style-name="T7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4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Floodplain status/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6">4-byte </text:span><text:span text:style-name="T7">grid</text:span></text:p>
          </table:table-cell>
          <table:table-cell table:style-name="ce166" office:value-type="string" calcext:value-type="string">
            <text:p><text:span text:style-name="T6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5"/>
          <table:table-cell table:style-name="ce193" office:value-type="string" calcext:value-type="string">
            <text:p><text:span text:style-name="T6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soil_unk_grid</text:p>
          </table:table-cell>
          <table:table-cell table:style-name="ce186"/>
          <table:table-cell table:style-name="ce194" office:value-type="string" calcext:value-type="string">
            <text:p><text:span text:style-name="T6">1-byte </text:span><text:span text:style-name="T7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6">1-byte </text:span><text:span text:style-name="T7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420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6" table:default-cell-style-name="ce6"/>
        <table:table-column table:style-name="co14" table:default-cell-style-name="ce86"/>
        <table:table-column table:style-name="co15" table:default-cell-style-name="ce103"/>
        <table:table-column table:style-name="co16" table:default-cell-style-name="ce111"/>
        <table:table-column table:style-name="co17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9">957</text:span><text:span text:style-name="T10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9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9">793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9">74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9">75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6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7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9">76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2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3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9">76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8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9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9">77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9">77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9">78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9">787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88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9">789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0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9">791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2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9">1096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9">2381</text:span><text:span text:style-name="T10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9">1095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9">2377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9">1101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9">1100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9">2390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9">1071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9">1070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9">1072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9">2431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9">1087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1">1315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11">1318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9">2297</text:span><text:span text:style-name="T10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3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3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9">1315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3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9">1315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9">1319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3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3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3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3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3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6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3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3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9">2689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3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3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3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3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3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3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3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3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3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3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9">827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3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3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3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3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9">1341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9">1313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9">132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9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9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9">224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9">227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9">2255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9">2261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9">2267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9">227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9">2170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9">219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9">92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9">934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9">843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9">990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3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9">94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9">1028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9">91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9">95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9">1051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9">823 </text:span><text:span text:style-name="T10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9">816 </text:span><text:span text:style-name="T10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9">2741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9">2742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9">2743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9">2744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9">2745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3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9">928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9">123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9">2342</text:span><text:span text:style-name="T10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9">2323</text:span><text:span text:style-name="T10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3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9">856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9">87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9">887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3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3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3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9">839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9">794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3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9">2201</text:span><text:span text:style-name="T10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3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3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3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3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9">97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9">93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9">90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9">130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9">2406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9">92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9">93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9">93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8" table:default-cell-style-name="ce73"/>
        <table:table-column table:style-name="co19" table:default-cell-style-name="ce6"/>
        <table:table-column table:style-name="co20" table:default-cell-style-name="ce6"/>
        <table:table-column table:style-name="co21" table:default-cell-style-name="ce138"/>
        <table:table-column table:style-name="co22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3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20" table:default-cell-style-name="ce73"/>
        <table:table-column table:style-name="co35" table:default-cell-style-name="ce138"/>
        <table:table-column table:style-name="co19" table:number-columns-repeated="8" table:default-cell-style-name="ce287"/>
        <table:table-column table:style-name="co10" table:default-cell-style-name="Default"/>
        <table:table-column table:style-name="co10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1">
        <table:table-column table:style-name="co1" table:default-cell-style-name="Default"/>
        <table:table-column table:style-name="co20" table:default-cell-style-name="ce73"/>
        <table:table-column table:style-name="co36" table:default-cell-style-name="ce138"/>
        <table:table-column table:style-name="co37" table:default-cell-style-name="ce138"/>
        <table:table-column table:style-name="co38" table:default-cell-style-name="ce138"/>
        <table:table-column table:style-name="co39" table:default-cell-style-name="ce287"/>
        <table:table-column table:style-name="co40" table:default-cell-style-name="ce287"/>
        <table:table-column table:style-name="co38" table:default-cell-style-name="ce287"/>
        <table:table-column table:style-name="co41" table:default-cell-style-name="Default"/>
        <table:table-column table:style-name="co42" table:default-cell-style-name="ce12"/>
        <table:table-column table:style-name="co43" table:default-cell-style-name="ce12"/>
        <table:table-column table:style-name="co42" table:default-cell-style-name="ce12"/>
        <table:table-column table:style-name="co44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6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0:23:51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1-10-05T16:56:11.338000000</dc:date>
    <meta:editing-duration>P96DT11H56M35S</meta:editing-duration>
    <meta:editing-cycles>544</meta:editing-cycles>
    <meta:generator>LibreOffice/6.4.3.2$Windows_X86_64 LibreOffice_project/747b5d0ebf89f41c860ec2a39efd7cb15b54f2d8</meta:generator>
    <meta:document-statistic meta:table-count="6" meta:cell-count="2811" meta:object-count="0"/>
  </office:meta>
</office:document-meta>
</file>